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d96f" officeooo:paragraph-rsid="0005d96f"/>
    </style:style>
    <style:style style:name="T1" style:family="text">
      <style:text-properties officeooo:rsid="000774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ing the lifetime of a star, the star itself goes through multiple distinct phases. In each phase, equilibrium is maintained between gravity and radiation from nuclear fusion. <text:span text:style-name="T1">The produc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4:41:30.572000000</meta:creation-date>
    <dc:date>2018-03-06T15:28:01.880000000</dc:date>
    <meta:editing-duration>PT36M21S</meta:editing-duration>
    <meta:editing-cycles>2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1" meta:word-count="29" meta:character-count="190" meta:non-whitespace-character-count="162"/>
  </office:meta>
</office:document-meta>
</file>